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9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0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2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4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7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3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8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9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0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2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3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4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6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8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9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0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1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2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3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5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6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7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69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0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1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45cb5" officeooo:paragraph-rsid="00645cb5" style:font-weight-asian="normal" style:font-weight-complex="normal"/>
    </style:style>
    <style:style style:name="P75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6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8"/>
      <text:p text:style-name="P28">30 seconds in 18 hours</text:p>
      <text:p text:style-name="P28">i.e. 40 seconds in 24 hours</text:p>
      <text:p text:style-name="P28">accuracy is 0.0465</text:p>
      <text:p text:style-name="P28"/>
      <text:p text:style-name="P28">crystal timer counts to 4096 in 1 sec</text:p>
      <text:p text:style-name="P28">count to 4095 gives 0.024% increase in speed</text:p>
      <text:p text:style-name="P28"/>
      <text:p text:style-name="P28"/>
      <text:p text:style-name="P29">Mux modes</text:p>
      <text:p text:style-name="P29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0"/>
      <text:p text:style-name="P7"><text:span text:style-name="T6">T</text:span><text:span text:style-name="T3">0:</text:span></text:p>
      <text:p text:style-name="P31">Drive at <text:tab/><text:tab/>8000KHz</text:p>
      <text:p text:style-name="P31">Use <text:tab/><text:tab/><text:tab/>1024 prescaler</text:p>
      <text:p text:style-name="P31">Gives a clock of <text:tab/>7.8125KHz </text:p>
      <text:p text:style-name="P31">count = Clock x Time</text:p>
      <text:p text:style-name="P7"><text:span text:style-name="T3">Count to 255 in <text:tab/></text:span><text:span text:style-name="T8">32.64mS</text:span></text:p>
      <text:p text:style-name="P50"/>
      <text:p text:style-name="P50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3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3"/>
      <text:p text:style-name="P42">1.<text:span text:style-name="T35">7</text:span>5<text:span text:style-name="T35">0</text:span>ms</text:p>
      <text:p text:style-name="P42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2">Delay is 1.92ms</text:p>
      <text:p text:style-name="P24"/>
      <text:p text:style-name="P24"/>
      <text:p text:style-name="P51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2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2"/>
      <text:p text:style-name="P37">1.875ms</text:p>
      <text:p text:style-name="P37">Count of 16 * 15 = 240 </text:p>
      <text:p text:style-name="P15">Set TCNT0 to 256-240 = 16</text:p>
      <text:p text:style-name="P37">Delay is 1.92ms</text:p>
      <text:p text:style-name="P34"/>
      <text:p text:style-name="P34">/******************************/</text:p>
      <text:p text:style-name="P34"/>
      <text:p text:style-name="P37">250us</text:p>
      <text:p text:style-name="P9">Prescaler = <text:span text:style-name="T19">4 </text:span><text:span text:style-name="T10">gives /256</text:span></text:p>
      <text:p text:style-name="P37">clock = 31.25KHz</text:p>
      <text:p text:style-name="P37">in 250us counts to 7.8125 <text:span text:style-name="T20">i.e. 8</text:span></text:p>
      <text:p text:style-name="P22">Set TCNT0 to 248<text:tab/><text:span text:style-name="T3">Delay is 256us</text:span></text:p>
      <text:p text:style-name="P37"/>
      <text:p text:style-name="P37">3750us</text:p>
      <text:p text:style-name="P43">count to 120</text:p>
      <text:p text:style-name="P22">Set TCNT0 to 136<text:span text:style-name="T3"><text:tab/>Delay is 3.84ms</text:span></text:p>
      <text:p text:style-name="P36"/>
      <text:p text:style-name="P36">/******************************/</text:p>
      <text:p text:style-name="P45">375us</text:p>
      <text:p text:style-name="P11">Prescaler = <text:span text:style-name="T19">4 </text:span><text:span text:style-name="T10">gives /256</text:span></text:p>
      <text:p text:style-name="P39">clock = 31.25KHz</text:p>
      <text:p text:style-name="P45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5"/>
      <text:p text:style-name="P45">5625us</text:p>
      <text:p text:style-name="P23">Set TCNT0 to <text:span text:style-name="T22">76</text:span><text:span text:style-name="T12"> <text:tab/>Delay is 5.76ms</text:span></text:p>
      <text:p text:style-name="P35"/>
      <text:p text:style-name="P35">/******************************/</text:p>
      <text:p text:style-name="P35"/>
      <text:p text:style-name="P43">500uS</text:p>
      <text:p text:style-name="P10">Prescaler = <text:span text:style-name="T19">4 </text:span><text:span text:style-name="T10">gives /256</text:span></text:p>
      <text:p text:style-name="P38"><text:soft-page-break/>clock = 31.25KHz</text:p>
      <text:p text:style-name="P39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39"/>
      <text:p text:style-name="P43">7500us</text:p>
      <text:p text:style-name="P16">Set TCNT0 to <text:span text:style-name="T21">16</text:span><text:span text:style-name="T11"><text:tab/>Gives delay of 7.68m</text:span></text:p>
      <text:p text:style-name="P44"/>
      <text:p text:style-name="P36">/******************************/</text:p>
      <text:p text:style-name="P45"/>
      <text:p text:style-name="P45">625us</text:p>
      <text:p text:style-name="P12">Prescaler = 5<text:span text:style-name="T3"> gives /1024</text:span></text:p>
      <text:p text:style-name="P40">clock = 7.8125KHz</text:p>
      <text:p text:style-name="P40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0"/>
      <text:p text:style-name="P45">93<text:span text:style-name="T26">75</text:span>us</text:p>
      <text:p text:style-name="P18">Set TCNT0 to <text:span text:style-name="T23">181<text:tab/></text:span><text:span text:style-name="T13">Delay is 9.6ms </text:span></text:p>
      <text:p text:style-name="P46"/>
      <text:p text:style-name="P46">/******************************/</text:p>
      <text:p text:style-name="P46"/>
      <text:p text:style-name="P46">750us</text:p>
      <text:p text:style-name="P13">Prescaler = 5<text:span text:style-name="T3"> gives /1024</text:span></text:p>
      <text:p text:style-name="P41">clock = 7.8125KHz</text:p>
      <text:p text:style-name="P46">in 750us counts to 5.859 i.e. 6</text:p>
      <text:p text:style-name="P18">Set TCNT0 to <text:span text:style-name="T23">250</text:span><text:span text:style-name="T13"><text:tab/>Delay is 768us</text:span></text:p>
      <text:p text:style-name="P46"/>
      <text:p text:style-name="P46">11250us </text:p>
      <text:p text:style-name="P18">Set TCNT0 to <text:span text:style-name="T23">166</text:span><text:span text:style-name="T13"><text:tab/>Delay is 11.52ms</text:span></text:p>
      <text:p text:style-name="P46"/>
      <text:p text:style-name="P46">/******************************/</text:p>
      <text:p text:style-name="P46"/>
      <text:p text:style-name="P46">1250us</text:p>
      <text:p text:style-name="P13">Prescaler = 5<text:span text:style-name="T3"> gives /1024</text:span></text:p>
      <text:p text:style-name="P41">clock = 7.8125KHz</text:p>
      <text:p text:style-name="P46">In 1250us <text:span text:style-name="T24">counts to 9.76 i.e.10</text:span></text:p>
      <text:p text:style-name="P48"><text:span text:style-name="T18">Set TCNT0 to 246</text:span><text:tab/>Delay is 1280us</text:p>
      <text:p text:style-name="P48"/>
      <text:p text:style-name="P48">18.75ms</text:p>
      <text:p text:style-name="P19">Set TCNT0 to <text:span text:style-name="T24">106</text:span><text:span text:style-name="T14"><text:tab/>Delay is 19.2ms</text:span></text:p>
      <text:p text:style-name="P47"/>
      <text:p text:style-name="P47">/******************************/</text:p>
      <text:p text:style-name="P49"><text:span text:style-name="T23">2</text:span>ms</text:p>
      <text:p text:style-name="P49">Counts to15.625 i.e. 16</text:p>
      <text:p text:style-name="P20">Set TCNT0 to <text:span text:style-name="T25">240</text:span><text:span text:style-name="T15"><text:tab/>Delay is 2.048ms</text:span></text:p>
      <text:p text:style-name="P49">30ms</text:p>
      <text:p text:style-name="P49">Count to 240</text:p>
      <text:p text:style-name="P20">Set TCNT0 to <text:span text:style-name="T25">16</text:span><text:span text:style-name="T15"><text:tab/>Delay is 30.72ms</text:span></text:p>
      <text:p text:style-name="P49"/>
      <text:p text:style-name="P25"><text:span text:style-name="T15">S</text:span><text:span text:style-name="T3">ET bootloader to erase after detecting the “:” at the start of the first line</text:span></text:p>
      <text:p text:style-name="P52"/>
      <text:p text:style-name="P53">Update Version info</text:p>
      <text:p text:style-name="P53"/>
      <text:p text:style-name="P26"><text:soft-page-break/>New file names</text:p>
      <text:p text:style-name="P54"/>
      <text:p text:style-name="P54">Original file names</text:p>
      <text:p text:style-name="P56">saves under Github\PCB-111000_V2</text:p>
      <text:p text:style-name="P54">Mini-OS_V1\Mini-OS_V23_CA\ <text:s/><text:span text:style-name="T30">OK</text:span></text:p>
      <text:p text:style-name="P54">Mini-OS_V1\Mini-OS_V24_CC\ <text:span text:style-name="T30">OK</text:span></text:p>
      <text:p text:style-name="P54">Mini-OS_V2\Mini-OS_V25_CA\ <text:span text:style-name="T30">OK</text:span></text:p>
      <text:p text:style-name="P54">Mini-OS_V2\Mini-OS_V26_CC<text:span text:style-name="T28">\ OK<text:tab/>Note: all use the same Resources file </text:span></text:p>
      <text:p text:style-name="P54"/>
      <text:p text:style-name="P55">Mini-OS_V1_<text:span text:style-name="T27">IC</text:span>\Mini-OS_V2<text:span text:style-name="T27">7</text:span>_CA\ <text:span text:style-name="T30">OK</text:span></text:p>
      <text:p text:style-name="P55">Mini-OS_V1_<text:span text:style-name="T27">IC</text:span>\Mini-OS_V2<text:span text:style-name="T27">8</text:span>_CC\ <text:span text:style-name="T30">OK</text:span></text:p>
      <text:p text:style-name="P55">Mini-OS_V2_<text:span text:style-name="T27">IC</text:span>\Mini-OS_V<text:span text:style-name="T29">29</text:span>_CA\ <text:span text:style-name="T30">OK</text:span></text:p>
      <text:p text:style-name="P55">Mini-OS_V2_<text:span text:style-name="T27">IC</text:span>\Mini-OS_V<text:span text:style-name="T29">30</text:span>_CC<text:span text:style-name="T30">\ OK<text:tab/>Projects all built and copied from V23 to V26</text:span></text:p>
      <text:p text:style-name="P54"/>
      <text:p text:style-name="P57">Replace individual resources folder with a shared Mini-OS_Resources folder</text:p>
      <text:p text:style-name="P58">Mini-OS_V1 and V2 updated OK.</text:p>
      <text:p text:style-name="P58"/>
      <text:p text:style-name="P58">Note Optimise on level -01 </text:p>
      <text:p text:style-name="P58"/>
      <text:p text:style-name="P59">Changes effect <text:tab/>ISR_subroutines.c</text:p>
      <text:p text:style-name="P59">and<text:tab/><text:tab/><text:tab/>mode_definitions.h<text:tab/><text:tab/><text:span text:style-name="T31">Common to all versions</text:span></text:p>
      <text:p text:style-name="P60">Add to Mini-OS_resources and version 2 files</text:p>
      <text:p text:style-name="P60"/>
      <text:p text:style-name="P61">Note line T0_interupt_cnt = 0; added to macro #define I2C_Tx_LED_dimmer \</text:p>
      <text:p text:style-name="P61"/>
      <text:p text:style-name="P62">Add Timer definitions to the Mini-OS project header files</text:p>
      <text:p text:style-name="P62"/>
      <text:p text:style-name="P62"/>
      <text:p text:style-name="P63">Changes to bootloaders<text:tab/></text:p>
      <text:p text:style-name="P63">Erase flash after sending new hex file, not after keypress p at p/r prompt</text:p>
      <text:p text:style-name="P63"/>
      <text:p text:style-name="P63">Mini-OS_V1_bootloaders</text:p>
      <text:p text:style-name="P63"><text:tab/>2_pcb_Bootloader_V4_25_CA</text:p>
      <text:p text:style-name="P63"><text:tab/>2_pcb_Bootloader_V4_2<text:span text:style-name="T33">6</text:span>_C<text:span text:style-name="T33">C</text:span></text:p>
      <text:p text:style-name="P63"/>
      <text:p text:style-name="P63">Mini-OS_V2_bootloaders</text:p>
      <text:p text:style-name="P63"><text:tab/>2_pcb_Bootloader_V4_27_CA</text:p>
      <text:p text:style-name="P63"><text:tab/><text:span text:style-name="T33">2_pcb_Bootloader_V4_28_CC</text:span></text:p>
      <text:p text:style-name="P63"/>
      <text:p text:style-name="P66">USE Optimize for size (-Os)</text:p>
      <text:p text:style-name="P66">AND</text:p>
      <text:p text:style-name="P66">Memory settings text = 0x3800</text:p>
      <text:p text:style-name="P65">BECOME</text:p>
      <text:p text:style-name="P64">Mini-OS_V1_<text:span text:style-name="T34">with_IC_</text:span>bootloaders</text:p>
      <text:p text:style-name="P64"><text:tab/>2_pcb_Bootloader_V4_2<text:span text:style-name="T34">9</text:span>_CA</text:p>
      <text:p text:style-name="P64"><text:tab/>2_pcb_Bootloader_V4_<text:span text:style-name="T34">30</text:span>_C<text:span text:style-name="T33">C</text:span></text:p>
      <text:p text:style-name="P64"/>
      <text:p text:style-name="P64">Mini-OS_V2_<text:span text:style-name="T34">with_IC_</text:span>bootloaders</text:p>
      <text:p text:style-name="P64"><text:tab/>2_pcb_Bootloader_V4_<text:span text:style-name="T34">31</text:span>_CA</text:p>
      <text:p text:style-name="P64"><text:tab/><text:span text:style-name="T33">2_pcb_Bootloader_V4_32_CC</text:span></text:p>
      <text:p text:style-name="P64"/>
      <text:p text:style-name="P67">Combine </text:p>
      <text:p text:style-name="P67"><text:soft-page-break/>Mini-OS_V27_CA<text:tab/>with<text:tab/><text:tab/><text:span text:style-name="T32">2_pcb_Bootloader_V4_29_CA</text:span></text:p>
      <text:p text:style-name="P67">Mini-OS_V28_CC<text:tab/>with<text:tab/><text:tab/><text:span text:style-name="T32">2_pcb_Bootloader_V4_30_CC</text:span></text:p>
      <text:p text:style-name="P67">Mini-OS_V29_CA<text:tab/>with<text:tab/><text:tab/><text:span text:style-name="T32">2_pcb_Bootloader_V4_31_CA</text:span></text:p>
      <text:p text:style-name="P68">Mini-OS_V30_CC<text:tab/>with<text:tab/><text:tab/><text:span text:style-name="T33">2_pcb_Bootloader_V4_32_CC</text:span></text:p>
      <text:p text:style-name="P68"/>
      <text:p text:style-name="P69">All bootloaders successfully copied to new versions ready to be modified</text:p>
      <text:p text:style-name="P69"/>
      <text:p text:style-name="P69"/>
      <text:p text:style-name="P27">Three level brightness control</text:p>
      <text:p text:style-name="P70"/>
      <text:p text:style-name="P71">Eeprom 0x3FF equal</text:p>
      <text:p text:style-name="P71"><text:tab/>01<text:tab/><text:tab/>High level brightness 2mS on all the time</text:p>
      <text:p text:style-name="P71"><text:tab/>02<text:tab/><text:tab/>Medium brightness: On for 250uS off for 1750us</text:p>
      <text:p text:style-name="P71"><text:tab/>03<text:tab/><text:tab/>Low level brightness:<text:tab/>Onn for 125uS off for 1875uS</text:p>
      <text:p text:style-name="P71"/>
      <text:p text:style-name="P71"/>
      <text:p text:style-name="P71"/>
      <text:p text:style-name="P76">Mini-OS/bootloader changes completed</text:p>
      <text:p text:style-name="P73"/>
      <text:p text:style-name="P75">Generate Bootloader_resources directory and copy in </text:p>
      <text:p text:style-name="P75">HW, SW resources and header file.</text:p>
      <text:p text:style-name="P75"/>
      <text:p text:style-name="P75">Only differences effect LED_ON/OFF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2T15:35:55.647000000</dc:date>
    <meta:editing-duration>PT6H5M28S</meta:editing-duration>
    <meta:editing-cycles>32</meta:editing-cycles>
    <meta:document-statistic meta:table-count="0" meta:image-count="0" meta:object-count="0" meta:page-count="6" meta:paragraph-count="212" meta:word-count="937" meta:character-count="5976" meta:non-whitespace-character-count="5156"/>
  </office:meta>
</office:document-meta>
</file>